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tl-br="none" style:text-align-source="fix" style:repeat-content="false" fo:border-left="0.06pt solid #000000" fo:border-right="0.74pt solid #000000" fo:border-top="0.74pt solid #000000"/>
      <style:paragraph-properties fo:text-align="end" fo:margin-left="0pt"/>
    </style:style>
    <style:style style:name="ce2" style:family="table-cell" style:parent-style-name="Default">
      <style:table-cell-properties fo:border-bottom="0.74pt solid #000000" style:diagonal-tl-br="none" fo:border-left="0.06pt solid #000000" fo:border-right="0.74pt solid #000000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center" fo:margin-left="0pt"/>
    </style:style>
    <style:style style:name="ce4" style:family="table-cell" style:parent-style-name="Default">
      <style:table-cell-properties style:diagonal-tl-br="none" style:text-align-source="fix" style:repeat-content="false" fo:border="0.74pt solid #000000"/>
      <style:paragraph-properties fo:text-align="start" fo:margin-left="0pt"/>
    </style:style>
    <style:style style:name="ce5" style:family="table-cell" style:parent-style-name="Default">
      <style:table-cell-properties style:diagonal-tl-br="none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 style:data-style-name="N2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0pt" svg:y="162.57pt">
            <loext:p draw:notify-on-update-of-ranges="Sheet1.A5:Sheet1.A5 Sheet1.A6:Sheet1.A6 Sheet1.A7:Sheet1.A7 Sheet1.A8:Sheet1.A8 Sheet1.A9:Sheet1.A9 Sheet1.A10:Sheet1.A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4" table:default-cell-style-name="ce11"/>
        <table:table-row table:style-name="ro1" table:number-rows-repeated="2"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Процессоры</text:p>
          </table:table-cell>
          <table:table-cell table:style-name="ce4" office:value-type="string" calcext:value-type="string">
            <text:p>1x4</text:p>
          </table:table-cell>
          <table:table-cell table:style-name="ce4" office:value-type="float" office:value="32" calcext:value-type="float" table:number-columns-spanned="2" table:number-rows-spanned="1">
            <text:p>32</text:p>
          </table:table-cell>
          <table:covered-table-cell table:style-name="ce8"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 table:style-name="ce8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 table:style-name="ce8"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 table:style-name="ce8"/>
          <table:table-cell table:style-name="ce9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Размер сетки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table:style-name="ce10"/>
        </table:table-row>
        <table:table-row table:style-name="ro1">
          <table:table-cell office:value-type="string" calcext:value-type="string">
            <text:p>Кв-512</text:p>
          </table:table-cell>
          <table:table-cell table:style-name="ce6" office:value-type="float" office:value="7296" calcext:value-type="float">
            <text:p>7296</text:p>
          </table:table-cell>
          <table:table-cell office:value-type="float" office:value="228" calcext:value-type="float">
            <text:p>228</text:p>
          </table:table-cell>
          <table:table-cell table:style-name="ce6" table:formula="of:=[.B5]/[.C5]"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table:formula="of:=[.B5]/[.E5]" office:value-type="float" office:value="60.297520661157" calcext:value-type="float">
            <text:p>60.2975206612</text:p>
          </table:table-cell>
          <table:table-cell office:value-type="float" office:value="66" calcext:value-type="float">
            <text:p>66</text:p>
          </table:table-cell>
          <table:table-cell table:formula="of:=[.B5]/[.G5]" office:value-type="float" office:value="110.545454545455" calcext:value-type="float">
            <text:p>110.5454545455</text:p>
          </table:table-cell>
          <table:table-cell office:value-type="float" office:value="40" calcext:value-type="float">
            <text:p>40</text:p>
          </table:table-cell>
          <table:table-cell table:formula="of:=[.B5]/[.I5]" office:value-type="float" office:value="182.4" calcext:value-type="float">
            <text:p>182.4</text:p>
          </table:table-cell>
          <table:table-cell table:formula="of:=([.D5]/[.C3]+[.F5]/[.E3]+[.H5]/[.G3]+[.J5]/[.I3])/4" office:value-type="float" office:value="0.879571280991735" calcext:value-type="float">
            <text:p>0.88</text:p>
          </table:table-cell>
        </table:table-row>
        <table:table-row table:style-name="ro1">
          <table:table-cell office:value-type="string" calcext:value-type="string">
            <text:p>Кв-1024</text:p>
          </table:table-cell>
          <table:table-cell table:style-name="ce6"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table:formula="of:=[.B6]/[.C6]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[.B6]/[.E6]" office:value-type="float" office:value="59.4285714285714" calcext:value-type="float">
            <text:p>59.4285714286</text:p>
          </table:table-cell>
          <table:table-cell office:value-type="float" office:value="9" calcext:value-type="float">
            <text:p>9</text:p>
          </table:table-cell>
          <table:table-cell table:formula="of:=[.B6]/[.G6]" office:value-type="float" office:value="138.666666666667" calcext:value-type="float">
            <text:p>138.6666666667</text:p>
          </table:table-cell>
          <table:table-cell office:value-type="float" office:value="4" calcext:value-type="float">
            <text:p>4</text:p>
          </table:table-cell>
          <table:table-cell table:formula="of:=[.B6]/[.I6]" office:value-type="float" office:value="312" calcext:value-type="float">
            <text:p>312</text:p>
          </table:table-cell>
          <table:table-cell table:formula="of:=([.D6]/[.C3]+[.F6]/[.E3]+[.H6]/[.G3]+[.J6]/[.I3])/4" office:value-type="float" office:value="1.05766369047619" calcext:value-type="float">
            <text:p>1.06</text:p>
          </table:table-cell>
        </table:table-row>
        <table:table-row table:style-name="ro1">
          <table:table-cell office:value-type="string" calcext:value-type="string">
            <text:p>Кв-2048</text:p>
          </table:table-cell>
          <table:table-cell table:style-name="ce7" office:value-type="float" office:value="47712" calcext:value-type="float">
            <text:p>47712</text:p>
          </table:table-cell>
          <table:table-cell office:value-type="float" office:value="1491" calcext:value-type="float">
            <text:p>1491</text:p>
          </table:table-cell>
          <table:table-cell table:formula="of:=[.B7]/[.C7]" office:value-type="float" office:value="32" calcext:value-type="float">
            <text:p>32</text:p>
          </table:table-cell>
          <table:table-cell office:value-type="float" office:value="765" calcext:value-type="float">
            <text:p>765</text:p>
          </table:table-cell>
          <table:table-cell table:formula="of:=[.B7]/[.E7]" office:value-type="float" office:value="62.3686274509804" calcext:value-type="float">
            <text:p>62.368627451</text:p>
          </table:table-cell>
          <table:table-cell office:value-type="float" office:value="273" calcext:value-type="float">
            <text:p>273</text:p>
          </table:table-cell>
          <table:table-cell table:formula="of:=[.B7]/[.G7]" office:value-type="float" office:value="174.769230769231" calcext:value-type="float">
            <text:p>174.7692307692</text:p>
          </table:table-cell>
          <table:table-cell office:value-type="float" office:value="129" calcext:value-type="float">
            <text:p>129</text:p>
          </table:table-cell>
          <table:table-cell table:formula="of:=[.B7]/[.I7]" office:value-type="float" office:value="369.860465116279" calcext:value-type="float">
            <text:p>369.8604651163</text:p>
          </table:table-cell>
          <table:table-cell table:formula="of:=([.D7]/[.C5]+[.F7]/[.E5]+[.H7]/[.G5]+[.J7]/[.I5])/4" office:value-type="float" office:value="3.13758108879821" calcext:value-type="float">
            <text:p>3.14</text:p>
          </table:table-cell>
        </table:table-row>
        <table:table-row table:style-name="ro1">
          <table:table-cell office:value-type="string" calcext:value-type="string">
            <text:p>Кр-512</text:p>
          </table:table-cell>
          <table:table-cell table:style-name="ce7" office:value-type="float" office:value="1760" calcext:value-type="float">
            <text:p>1760</text:p>
          </table:table-cell>
          <table:table-cell office:value-type="float" office:value="55" calcext:value-type="float">
            <text:p>55</text:p>
          </table:table-cell>
          <table:table-cell table:formula="of:=[.B8]/[.C8]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B8]/[.E8]" office:value-type="float" office:value="51.7647058823529" calcext:value-type="float">
            <text:p>51.7647058824</text:p>
          </table:table-cell>
          <table:table-cell office:value-type="float" office:value="22" calcext:value-type="float">
            <text:p>22</text:p>
          </table:table-cell>
          <table:table-cell table:formula="of:=[.B8]/[.G8]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B8]/[.I8]" office:value-type="float" office:value="103.529411764706" calcext:value-type="float">
            <text:p>103.5294117647</text:p>
          </table:table-cell>
          <table:table-cell table:formula="of:=([.D8]/[.C5]+[.F8]/[.E5]+[.H8]/[.G5]+[.J8]/[.I5])/4" office:value-type="float" office:value="1.09212871751571" calcext:value-type="float">
            <text:p>1.09</text:p>
          </table:table-cell>
        </table:table-row>
        <table:table-row table:style-name="ro1">
          <table:table-cell office:value-type="string" calcext:value-type="string">
            <text:p>Кр-1024</text:p>
          </table:table-cell>
          <table:table-cell table:style-name="ce7" office:value-type="float" office:value="363.52" calcext:value-type="float">
            <text:p>363.52</text:p>
          </table:table-cell>
          <table:table-cell office:value-type="float" office:value="11.36" calcext:value-type="float">
            <text:p>11.36</text:p>
          </table:table-cell>
          <table:table-cell table:formula="of:=[.B9]/[.C9]" office:value-type="float" office:value="32" calcext:value-type="float">
            <text:p>32</text:p>
          </table:table-cell>
          <table:table-cell office:value-type="float" office:value="3.9" calcext:value-type="float">
            <text:p>3.9</text:p>
          </table:table-cell>
          <table:table-cell table:formula="of:=[.B9]/[.E9]" office:value-type="float" office:value="93.2102564102564" calcext:value-type="float">
            <text:p>93.2102564103</text:p>
          </table:table-cell>
          <table:table-cell office:value-type="float" office:value="2.01" calcext:value-type="float">
            <text:p>2.01</text:p>
          </table:table-cell>
          <table:table-cell table:formula="of:=[.B9]/[.G9]" office:value-type="float" office:value="180.855721393035" calcext:value-type="float">
            <text:p>180.855721393</text:p>
          </table:table-cell>
          <table:table-cell office:value-type="float" office:value="1.1" calcext:value-type="float">
            <text:p>1.1</text:p>
          </table:table-cell>
          <table:table-cell table:formula="of:=[.B9]/[.I9]" office:value-type="float" office:value="330.472727272727" calcext:value-type="float">
            <text:p>330.4727272727</text:p>
          </table:table-cell>
          <table:table-cell table:formula="of:=([.D9]/[.C7]+[.F9]/[.E7]+[.H9]/[.G7]+[.J9]/[.I7])/4" office:value-type="float" office:value="0.841896208931049" calcext:value-type="float">
            <text:p>0.84</text:p>
          </table:table-cell>
        </table:table-row>
        <table:table-row table:style-name="ro1">
          <table:table-cell office:value-type="string" calcext:value-type="string">
            <text:p>Кр-2048</text:p>
          </table:table-cell>
          <table:table-cell table:style-name="ce7" office:value-type="float" office:value="4448" calcext:value-type="float">
            <text:p>4448</text:p>
          </table:table-cell>
          <table:table-cell office:value-type="float" office:value="139" calcext:value-type="float">
            <text:p>139</text:p>
          </table:table-cell>
          <table:table-cell table:formula="of:=[.B10]/[.C10]" office:value-type="float" office:value="32" calcext:value-type="float">
            <text:p>32</text:p>
          </table:table-cell>
          <table:table-cell office:value-type="float" office:value="59.8" calcext:value-type="float">
            <text:p>59.8</text:p>
          </table:table-cell>
          <table:table-cell table:formula="of:=[.B10]/[.E10]" office:value-type="float" office:value="74.38127090301" calcext:value-type="float">
            <text:p>74.381270903</text:p>
          </table:table-cell>
          <table:table-cell office:value-type="float" office:value="29.3" calcext:value-type="float">
            <text:p>29.3</text:p>
          </table:table-cell>
          <table:table-cell table:formula="of:=[.B10]/[.G10]" office:value-type="float" office:value="151.808873720137" calcext:value-type="float">
            <text:p>151.8088737201</text:p>
          </table:table-cell>
          <table:table-cell office:value-type="float" office:value="16.1" calcext:value-type="float">
            <text:p>16.1</text:p>
          </table:table-cell>
          <table:table-cell table:formula="of:=[.B10]/[.I10]" office:value-type="float" office:value="276.273291925466" calcext:value-type="float">
            <text:p>276.2732919255</text:p>
          </table:table-cell>
          <table:table-cell table:formula="of:=([.D10]/[.C7]+[.F10]/[.E7]+[.H10]/[.G7]+[.J10]/[.I7])/4" office:value-type="float" office:value="0.704105602935583" calcext:value-type="float">
            <text:p>0.7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Default"/>
          <table:table-cell office:value-type="string" calcext:value-type="string">
            <text:p>T = time (s)</text:p>
          </table:table-cell>
          <table:table-cell table:style-name="Default" table:number-columns-repeated="2"/>
          <table:table-cell table:style-name="Default" office:value-type="string" calcext:value-type="string">
            <text:p>S = speedup</text:p>
          </table:table-cell>
          <table:table-cell table:style-name="Default" table:number-columns-repeated="2"/>
          <table:table-cell table:style-name="Default" office:value-type="string" calcext:value-type="string">
            <text:p>E= efficiency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21:50:19.309083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12:05.811740516</meta:creation-date>
    <dc:date>2016-06-04T22:49:08.328056861</dc:date>
    <meta:editing-duration>P3DT8H4M40S</meta:editing-duration>
    <meta:editing-cycles>27</meta:editing-cycles>
    <meta:generator>LibreOffice/5.0.5.2$Linux_X86_64 LibreOffice_project/00m0$Build-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2.956cm" style:legend-expansion="high" chart:style-name="ch2"/>
        <chart:plot-area chart:style-name="ch3" table:cell-range-address="Sheet1.C3:Sheet1.C3 Sheet1.E3:Sheet1.E3 Sheet1.G3:Sheet1.G3 Sheet1.I3:Sheet1.I3 Sheet1.K3:Sheet1.K3 Sheet1.A5:Sheet1.A10 Sheet1.D5:Sheet1.D10 Sheet1.F5:Sheet1.F10 Sheet1.H5:Sheet1.H10 Sheet1.J5:Sheet1.J10 Sheet1.L5:Sheet1.L10" chart:data-source-has-labels="both" svg:x="0.32cm" svg:y="0.18cm" svg:width="12.772cm" svg:height="8.64cm">
          <chartooo:coordinate-region svg:x="1.127cm" svg:y="0.379cm" svg:width="11.965cm" svg:height="7.794cm"/>
          <chart:axis chart:dimension="x" chart:name="primary-x" chart:style-name="ch4" chartooo:axis-type="auto">
            <chartooo:date-scale/>
            <chart:categories table:cell-range-address="Sheet1.C3:Sheet1.C3 Sheet1.E3:Sheet1.E3 Sheet1.G3:Sheet1.G3 Sheet1.I3:Sheet1.I3 Sheet1.K3:Sheet1.K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5 Sheet1.F5:Sheet1.F5 Sheet1.H5:Sheet1.H5 Sheet1.J5:Sheet1.J5 Sheet1.L5:Sheet1.L5" chart:label-cell-address="Sheet1.A5:Sheet1.A5" chart:class="chart:line">
            <chart:data-point chart:repeated="5"/>
          </chart:series>
          <chart:series chart:style-name="ch7" chart:values-cell-range-address="Sheet1.D6:Sheet1.D6 Sheet1.F6:Sheet1.F6 Sheet1.H6:Sheet1.H6 Sheet1.J6:Sheet1.J6 Sheet1.L6:Sheet1.L6" chart:label-cell-address="Sheet1.A6:Sheet1.A6" chart:class="chart:line">
            <chart:data-point chart:repeated="5"/>
          </chart:series>
          <chart:series chart:style-name="ch8" chart:values-cell-range-address="Sheet1.D7:Sheet1.D7 Sheet1.F7:Sheet1.F7 Sheet1.H7:Sheet1.H7 Sheet1.J7:Sheet1.J7 Sheet1.L7:Sheet1.L7" chart:label-cell-address="Sheet1.A7:Sheet1.A7" chart:class="chart:line">
            <chart:data-point chart:repeated="5"/>
          </chart:series>
          <chart:series chart:style-name="ch9" chart:values-cell-range-address="Sheet1.D8:Sheet1.D8 Sheet1.F8:Sheet1.F8 Sheet1.H8:Sheet1.H8 Sheet1.J8:Sheet1.J8 Sheet1.L8:Sheet1.L8" chart:label-cell-address="Sheet1.A8:Sheet1.A8" chart:class="chart:line">
            <chart:data-point chart:repeated="5"/>
          </chart:series>
          <chart:series chart:style-name="ch10" chart:values-cell-range-address="Sheet1.D9:Sheet1.D9 Sheet1.F9:Sheet1.F9 Sheet1.H9:Sheet1.H9 Sheet1.J9:Sheet1.J9 Sheet1.L9:Sheet1.L9" chart:label-cell-address="Sheet1.A9:Sheet1.A9" chart:class="chart:line">
            <chart:data-point chart:repeated="5"/>
          </chart:series>
          <chart:series chart:style-name="ch11" chart:values-cell-range-address="Sheet1.D10:Sheet1.D10 Sheet1.F10:Sheet1.F10 Sheet1.H10:Sheet1.H10 Sheet1.J10:Sheet1.J10 Sheet1.L10:Sheet1.L10" chart:label-cell-address="Sheet1.A10:Sheet1.A1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C3:Sheet1.C3 Sheet1.E3:Sheet1.E3 Sheet1.G3:Sheet1.G3 Sheet1.I3:Sheet1.I3 Sheet1.K3:Sheet1.K3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в-512</text:p>
                <draw:g>
                  <svg:desc>Sheet1.A5:Sheet1.A5</svg:desc>
                </draw:g>
              </table:table-cell>
              <table:table-cell office:value-type="float" office:value="32">
                <text:p>32</text:p>
                <draw:g>
                  <svg:desc>Sheet1.D5:Sheet1.D5 Sheet1.F5:Sheet1.F5 Sheet1.H5:Sheet1.H5 Sheet1.J5:Sheet1.J5 Sheet1.L5:Sheet1.L5</svg:desc>
                </draw:g>
              </table:table-cell>
              <table:table-cell office:value-type="float" office:value="60.297520661157">
                <text:p>60.297520661157</text:p>
              </table:table-cell>
              <table:table-cell office:value-type="float" office:value="110.545454545455">
                <text:p>110.545454545455</text:p>
              </table:table-cell>
              <table:table-cell office:value-type="float" office:value="182.4">
                <text:p>18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1024</text:p>
                <draw:g>
                  <svg:desc>Sheet1.A6:Sheet1.A6</svg:desc>
                </draw:g>
              </table:table-cell>
              <table:table-cell office:value-type="float" office:value="32">
                <text:p>32</text:p>
                <draw:g>
                  <svg:desc>Sheet1.D6:Sheet1.D6 Sheet1.F6:Sheet1.F6 Sheet1.H6:Sheet1.H6 Sheet1.J6:Sheet1.J6 Sheet1.L6:Sheet1.L6</svg:desc>
                </draw:g>
              </table:table-cell>
              <table:table-cell office:value-type="float" office:value="59.4285714285714">
                <text:p>59.4285714285714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2048</text:p>
                <draw:g>
                  <svg:desc>Sheet1.A7:Sheet1.A7</svg:desc>
                </draw:g>
              </table:table-cell>
              <table:table-cell office:value-type="float" office:value="32">
                <text:p>32</text:p>
                <draw:g>
                  <svg:desc>Sheet1.D7:Sheet1.D7 Sheet1.F7:Sheet1.F7 Sheet1.H7:Sheet1.H7 Sheet1.J7:Sheet1.J7 Sheet1.L7:Sheet1.L7</svg:desc>
                </draw:g>
              </table:table-cell>
              <table:table-cell office:value-type="float" office:value="62.3686274509804">
                <text:p>62.3686274509804</text:p>
              </table:table-cell>
              <table:table-cell office:value-type="float" office:value="174.769230769231">
                <text:p>174.769230769231</text:p>
              </table:table-cell>
              <table:table-cell office:value-type="float" office:value="369.860465116279">
                <text:p>369.860465116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512</text:p>
                <draw:g>
                  <svg:desc>Sheet1.A8:Sheet1.A8</svg:desc>
                </draw:g>
              </table:table-cell>
              <table:table-cell office:value-type="float" office:value="32">
                <text:p>32</text:p>
                <draw:g>
                  <svg:desc>Sheet1.D8:Sheet1.D8 Sheet1.F8:Sheet1.F8 Sheet1.H8:Sheet1.H8 Sheet1.J8:Sheet1.J8 Sheet1.L8:Sheet1.L8</svg:desc>
                </draw:g>
              </table:table-cell>
              <table:table-cell office:value-type="float" office:value="51.7647058823529">
                <text:p>51.7647058823529</text:p>
              </table:table-cell>
              <table:table-cell office:value-type="float" office:value="80">
                <text:p>80</text:p>
              </table:table-cell>
              <table:table-cell office:value-type="float" office:value="103.529411764706">
                <text:p>10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1024</text:p>
                <draw:g>
                  <svg:desc>Sheet1.A9:Sheet1.A9</svg:desc>
                </draw:g>
              </table:table-cell>
              <table:table-cell office:value-type="float" office:value="32">
                <text:p>32</text:p>
                <draw:g>
                  <svg:desc>Sheet1.D9:Sheet1.D9 Sheet1.F9:Sheet1.F9 Sheet1.H9:Sheet1.H9 Sheet1.J9:Sheet1.J9 Sheet1.L9:Sheet1.L9</svg:desc>
                </draw:g>
              </table:table-cell>
              <table:table-cell office:value-type="float" office:value="93.2102564102564">
                <text:p>93.2102564102564</text:p>
              </table:table-cell>
              <table:table-cell office:value-type="float" office:value="180.855721393035">
                <text:p>180.855721393035</text:p>
              </table:table-cell>
              <table:table-cell office:value-type="float" office:value="330.472727272727">
                <text:p>330.4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2048</text:p>
                <draw:g>
                  <svg:desc>Sheet1.A10:Sheet1.A10</svg:desc>
                </draw:g>
              </table:table-cell>
              <table:table-cell office:value-type="float" office:value="32">
                <text:p>32</text:p>
                <draw:g>
                  <svg:desc>Sheet1.D10:Sheet1.D10 Sheet1.F10:Sheet1.F10 Sheet1.H10:Sheet1.H10 Sheet1.J10:Sheet1.J10 Sheet1.L10:Sheet1.L10</svg:desc>
                </draw:g>
              </table:table-cell>
              <table:table-cell office:value-type="float" office:value="74.38127090301">
                <text:p>74.38127090301</text:p>
              </table:table-cell>
              <table:table-cell office:value-type="float" office:value="151.808873720137">
                <text:p>151.808873720137</text:p>
              </table:table-cell>
              <table:table-cell office:value-type="float" office:value="276.273291925466">
                <text:p>276.2732919254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